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0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bold" style:font-weight-asian="bold" style:font-weight-complex="bold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language="en" fo:country="US"/>
      <style:map style:condition="cell-content()=&quot;&quot;" style:apply-style-name="Untitled1" style:base-cell-address="Sheet1.A50"/>
      <style:map style:condition="cell-content()!=&quot;&quot;" style:apply-style-name="Untitled2" style:base-cell-address="Sheet1.A5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fo:language="en" fo:country="US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table:number-columns-spanned="2" table:number-rows-spanned="1">
            <text:p>I CAN HAS SLEEP ETC.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leeping bag</text:p>
          </table:table-cell>
          <table:table-cell/>
          <table:table-cell table:style-name="ce7" office:value-type="string" table:number-columns-spanned="3" table:number-rows-spanned="3">
            <text:p><text:span text:style-name="T1">USAGE:</text:span> Just put an “OK” or “n/a” in column A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2"/>
          <table:table-cell office:value-type="string">
            <text:p>Mattress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office:value-type="string">
            <text:p>Wash bag</text:p>
          </table:table-cell>
          <table:table-cell/>
          <table:covered-table-cell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office:value-type="string">
            <text:p>Tooth pas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ooth brus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Aspiri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dom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Shower gel / shampoo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andkerchief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amp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edication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efreshment towels (throwaway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Razo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Insect repellent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r plugs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I SHALL NOT COME NAKED</text:p>
          </table:table-cell>
          <table:covered-table-cell/>
          <table:table-cell table:number-columns-repeated="1022"/>
        </table:table-row>
        <table:table-row table:style-name="ro1">
          <table:table-cell table:style-name="ce3"/>
          <table:table-cell office:value-type="string">
            <text:p>T-Shir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ullov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ants / trouser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ck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rts / Undi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rger towe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ho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ght shoes / sandal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ain jac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ox for glasse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Glasses clean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mbrella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LITTLE THINGS THAT AMUSE ME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Reading material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P3 play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n analog gam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bacco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harging cabl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obile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d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ing cabl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aybe SIM card for abroad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Walle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money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ontains ticket?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Health insuranc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Non-essentials removed?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OD, I HATE CAMPING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Tent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Tent pegs?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ishes &amp; eating irons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lat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Mug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Eating irons (spork, knife)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Penknif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rovision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rinking bott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ubber boot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am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oilet paper and baby wip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rtable ash tray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Rescue blanke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loth pe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Trash bag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Fire extinguisher if possibl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Comfy chair, maybe table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GIVE ME NERDY THING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Laptop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Ethernet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multiple socket plug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Power cable (l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USB drive for sneakernet connectio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omething to put laptop on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EVIL DAYSTAR IS EVIL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Sun glasses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A nice ha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Sun screen (strong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Bathing suit (not the Borat one)</text:p>
          </table:table-cell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TEH CAMP 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office:value-type="string">
            <text:p>Micro USB cable (r0ketbadge)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DECT phone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6" office:value-type="string">
            <text:p>charger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List of SSH fingerprints etc.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>
            <text:p>GPS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adornments="Norm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transparent" fo:border="0.002cm solid #000000" style:rotation-angle="90" style:vertical-justify="auto"/>
      <style:paragraph-properties css3t:text-justify="auto"/>
      <style:text-properties style:font-name="Arial Black" fo:font-size="15pt" fo:font-style="normal" fo:font-weight="normal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.09.2011</text:date>, <text:time>22:2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1T20:10:42</meta:creation-date>
    <dc:date>2011-09-17T22:20:04</dc:date>
    <meta:editing-duration>PT2H40M58S</meta:editing-duration>
    <meta:editing-cycles>46</meta:editing-cycles>
    <meta:generator>LibreOffice/3.3$Linux LibreOffice_project/330m19$Build-301</meta:generator>
    <dc:creator>orange </dc:creator>
    <meta:document-statistic meta:table-count="3" meta:cell-count="85" meta:object-count="0"/>
  </office:meta>
</office:document-meta>
</file>